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Requerimientos del sistema</text:p>
      <text:p text:style-name="Normal">Requerimientos usuario</text:p>
      <text:p text:style-name="Normal">Puede hacer un registro de usuario en el sistema</text:p>
      <text:p text:style-name="Normal">Puede ver productos y servicios en ofertas por categoría<text:s/></text:p>
      <text:p text:style-name="Normal">El usuario puede autentificarse mediante un correo y contraseña en el sistema</text:p>
      <text:p text:style-name="Normal">Puede ver descripción del producto, empresa que lo oferta y ubicación del establecimiento</text:p>
      <text:p text:style-name="Normal">Si el usuario se autentifica mediante correo y contraseña debe especificar su ubicación en el sistema</text:p>
      <text:p text:style-name="Normal"/>
      <text:p text:style-name="Normal">Requerimientos del empresario</text:p>
      <text:p text:style-name="Normal">El empresario debe autentificarse en el sistema mediante correo y contraseña</text:p>
      <text:p text:style-name="Normal">Puede agregar productos al sistema especificando nombre, precio, foto, descripción y estado. Si esta en oferta especificar precio anterior y precio actual</text:p>
      <text:p text:style-name="Normal">Debe agregar información de empresa, nombre,<text:s/>registro de cámara de comercio, teléfono, dirección,<text:s/>tipo de empresa, ubicación, descripción, imagen de empresa o logo</text:p>
      <text:p text:style-name="Normal">Puede ver su catálogo de productos</text:p>
      <text:p text:style-name="Normal"/>
      <text:p text:style-name="Normal">Requerimientos del administrador</text:p>
      <text:p text:style-name="Normal">Debe autentificarse en el sistema mediante correo y contraseña</text:p>
      <text:p text:style-name="Normal">Ver información de empresas y sus catálogos por categoría de productos</text:p>
      <text:p text:style-name="Normal">Puede ver ubicación de establecimientos</text:p>
      <text:p text:style-name="Normal">Consultar productos</text:p>
      <text:p text:style-name="Normal">Validar, modificar eliminar información de empresa, ubicación, nombre si es necesario</text:p>
      <text:p text:style-name="Normal">Validar, modificar eliminar producto de empresa si es necesario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ll</meta:initial-creator>
    <dc:creator>will</dc:creator>
    <meta:creation-date>2018-03-18T14:54:00Z</meta:creation-date>
    <dc:date>2018-03-18T15:12:00Z</dc:date>
    <meta:template xlink:href="Normal" xlink:type="simple"/>
    <meta:editing-cycles>1</meta:editing-cycles>
    <meta:editing-duration>PT960S</meta:editing-duration>
    <meta:document-statistic meta:page-count="1" meta:paragraph-count="2" meta:word-count="195" meta:character-count="1269" meta:row-count="8" meta:non-whitespace-character-count="1076"/>
  </office:meta>
</office:document-meta>
</file>